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166.96pt"/>
    </style:style>
    <style:style style:name="co3" style:family="table-column">
      <style:table-column-properties fo:break-before="auto" style:column-width="26.36pt"/>
    </style:style>
    <style:style style:name="co4" style:family="table-column">
      <style:table-column-properties fo:break-before="auto" style:column-width="690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joint_board_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ceived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string" calcext:value-type="string">
            <text:p>MMS 12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/>
        </table:table-row>
        <table:table-row table:style-name="ro1">
          <table:table-cell office:value-type="string" calcext:value-type="string">
            <text:p>DC/DC Boost Inductor</text:p>
          </table:table-cell>
          <table:table-cell office:value-type="string" calcext:value-type="string">
            <text:p>B82462G4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/>
        </table:table-row>
        <table:table-row table:style-name="ro1">
          <table:table-cell office:value-type="string" calcext:value-type="string">
            <text:p>DC/DC Boost IN/OUT Cap</text:p>
          </table:table-cell>
          <table:table-cell office:value-type="string" calcext:value-type="string">
            <text:p>10TPC100M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/>
        </table:table-row>
        <table:table-row table:style-name="ro1">
          <table:table-cell office:value-type="string" calcext:value-type="string">
            <text:p>DC/DC Boost Schottky</text:p>
          </table:table-cell>
          <table:table-cell office:value-type="string" calcext:value-type="string">
            <text:p>ZHCS200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/>
        </table:table-row>
        <table:table-row table:style-name="ro1"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buck-convertere/0147253/" xlink:type="simple">http://dk.rs-online.com/web/p/buck-convertere/0147253/</text:a> </text:p>
          </table:table-cell>
          <table:table-cell/>
        </table:table-row>
        <table:table-row table:style-name="ro1"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/>
        </table:table-row>
        <table:table-row table:style-name="ro1"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/>
        </table:table-row>
        <table:table-row table:style-name="ro1">
          <table:table-cell office:value-type="string" calcext:value-type="string">
            <text:p>RS422 receiver</text:p>
          </table:table-cell>
          <table:table-cell office:value-type="string" calcext:value-type="string">
            <text:p>DS26LS32CM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ATTINY84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ATTINY84 – SMD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://dk.rs-online.com/web/p/mikrokontrollere/7380687/" xlink:type="simple">http://dk.rs-online.com/web/p/mikrokontrollere/7380687/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ZH-4P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printstiftlister/7620872/" xlink:type="simple">http://dk.rs-online.com/web/p/printstiftlister/7620872/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ZHR-1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printstik-huse/8201655/" xlink:type="simple">http://dk.rs-online.com/web/p/printstik-huse/8201655/</text:a> </text:p>
          </table:table-cell>
          <table:table-cell/>
        </table:table-row>
        <table:table-row table:style-name="ro1">
          <table:table-cell office:value-type="string" calcext:value-type="string">
            <text:p>MOSFET</text:p>
          </table:table-cell>
          <table:table-cell table:style-name="ce1" office:value-type="string" calcext:value-type="string">
            <text:p>BSS138LT1G</text:p>
          </table:table-cell>
          <table:table-cell table:style-name="ce1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dk.rs-online.com/web/p/mosfet-transistorer/5452529/" xlink:type="simple">http://dk.rs-online.com/web/p/mosfet-transistorer/5452529/</text:a> </text:p>
          </table:table-cell>
          <table:table-cell/>
        </table:table-row>
        <table:table-row table:style-name="ro1">
          <table:table-cell office:value-type="string" calcext:value-type="string">
            <text:p>Comperator</text:p>
          </table:table-cell>
          <table:table-cell office:value-type="string" calcext:value-type="string">
            <text:p>TLV3492AIDCNT</text:p>
          </table:table-cell>
          <table:table-cell office:value-type="string" calcext:value-type="string">
            <text:p>x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<text:a xlink:href="http://dk.rs-online.com/web/p/komparatorer/6604471/" xlink:type="simple">http://dk.rs-online.com/web/p/komparatorer/6604471/</text:a> </text:p>
          </table:table-cell>
          <table:table-cell/>
        </table:table-row>
        <table:table-row table:style-name="ro1">
          <table:table-cell office:value-type="string" calcext:value-type="string">
            <text:p>Inrush-relay</text:p>
          </table:table-cell>
          <table:table-cell office:value-type="string" calcext:value-type="string">
            <text:p>G6B-1114P-1-US-DC1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a xlink:href="http://dk.rs-online.com/web/p/relaeer/8074273/" xlink:type="simple">http://dk.rs-online.com/web/p/relaeer/8074273/</text:a> 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rom Digikey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hunt resistor</text:p>
          </table:table-cell>
          <table:table-cell office:value-type="string" calcext:value-type="string">
            <text:p>CSS2H-3920R-L200FCT-ND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bourns-inc/CSS2H-3920R-L200F/CSS2H-3920R-L200FCT-ND/6023732" xlink:type="simple">https://www.digikey.com/product-detail/en/bourns-inc/CSS2H-3920R-L200F/CSS2H-3920R-L200FCT-ND/6023732</text:a></text:p>
          </table:table-cell>
          <table:table-cell/>
        </table:table-row>
        <table:table-row table:style-name="ro1">
          <table:table-cell office:value-type="string" calcext:value-type="string">
            <text:p>ZH-5P</text:p>
          </table:table-cell>
          <table:table-cell office:value-type="string" calcext:value-type="string">
            <text:p>B5B-ZR-SM4</text:p>
          </table:table-cell>
          <table:table-cell office:value-type="string" calcext:value-type="string">
            <text:p>x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jst-sales-america-inc/B5B-ZR-SM4-TF-LF-SN/455-1684-1-ND/926811" xlink:type="simple">https://www.digikey.com/product-detail/en/jst-sales-america-inc/B5B-ZR-SM4-TF-LF-SN/455-1684-1-ND/926811</text:a>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style-name="ce4" table:number-columns-repeated="2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09:55:06.980956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0:07:46.217012921</dc:date>
    <meta:editing-duration>PT2H29M23S</meta:editing-duration>
    <meta:editing-cycles>12</meta:editing-cycles>
    <meta:generator>LibreOffice/5.1.6.2$Linux_X86_64 LibreOffice_project/10m0$Build-2</meta:generator>
    <meta:document-statistic meta:table-count="1" meta:cell-count="95" meta:object-count="0"/>
  </office:meta>
</office:document-meta>
</file>